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1" svg:font-family="Monospace"/>
    <style:font-face style:name="erdana" svg:font-family="erdana, helvetica, arial, sans-serif"/>
    <style:font-face style:name="verdana1" svg:font-family="verdana"/>
    <style:font-face style:name="verdana" svg:font-family="verdana, helvetica, arial, sans-serif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4.7771in" table:align="left"/>
    </style:style>
    <style:style style:name="Table1.A" style:family="table-column">
      <style:table-column-properties style:column-width="1.7576in"/>
    </style:style>
    <style:style style:name="Table1.B" style:family="table-column">
      <style:table-column-properties style:column-width="3.0194in"/>
    </style:style>
    <style:style style:name="Table1.1" style:family="table-row">
      <style:table-row-properties fo:background-color="#ffffff">
        <style:background-image/>
      </style:table-row-properties>
    </style:style>
    <style:style style:name="Table1.A1" style:family="table-cell">
      <style:table-cell-properties style:vertical-align="middle" fo:padding="0.0833in" fo:border="0.05pt solid #c7ccbe"/>
    </style:style>
    <style:style style:name="Table2" style:family="table">
      <style:table-properties style:width="5.0132in" table:align="left"/>
    </style:style>
    <style:style style:name="Table2.A" style:family="table-column">
      <style:table-column-properties style:column-width="1.8757in"/>
    </style:style>
    <style:style style:name="Table2.B" style:family="table-column">
      <style:table-column-properties style:column-width="3.1375in"/>
    </style:style>
    <style:style style:name="Table2.1" style:family="table-row">
      <style:table-row-properties fo:background-color="#eff1eb">
        <style:background-image/>
      </style:table-row-properties>
    </style:style>
    <style:style style:name="Table2.A1" style:family="table-cell">
      <style:table-cell-properties style:vertical-align="middle" fo:padding="0.0833in" fo:border="0.05pt solid #c7ccbe"/>
    </style:style>
    <style:style style:name="Table3" style:family="table">
      <style:table-properties style:width="4.5889in" table:align="left"/>
    </style:style>
    <style:style style:name="Table3.A" style:family="table-column">
      <style:table-column-properties style:column-width="1.8132in"/>
    </style:style>
    <style:style style:name="Table3.B" style:family="table-column">
      <style:table-column-properties style:column-width="2.7757in"/>
    </style:style>
    <style:style style:name="Table3.1" style:family="table-row">
      <style:table-row-properties fo:background-color="#eff1eb">
        <style:background-image/>
      </style:table-row-properties>
    </style:style>
    <style:style style:name="Table3.A1" style:family="table-cell">
      <style:table-cell-properties style:vertical-align="middle" fo:padding="0.0833in" fo:border="0.05pt solid #c7ccbe"/>
    </style:style>
    <style:style style:name="Table4" style:family="table">
      <style:table-properties style:width="5.4597in" table:align="left"/>
    </style:style>
    <style:style style:name="Table4.A" style:family="table-column">
      <style:table-column-properties style:column-width="1.8875in"/>
    </style:style>
    <style:style style:name="Table4.B" style:family="table-column">
      <style:table-column-properties style:column-width="3.5722in"/>
    </style:style>
    <style:style style:name="Table4.1" style:family="table-row">
      <style:table-row-properties fo:background-color="#ffffff">
        <style:background-image/>
      </style:table-row-properties>
    </style:style>
    <style:style style:name="Table4.A1" style:family="table-cell">
      <style:table-cell-properties style:vertical-align="middle" fo:padding="0.0833in" fo:border="0.05pt solid #c7ccbe"/>
    </style:style>
    <style:style style:name="Table5" style:family="table">
      <style:table-properties style:width="6.6931in" table:align="left"/>
    </style:style>
    <style:style style:name="Table5.A" style:family="table-column">
      <style:table-column-properties style:column-width="0.2076in"/>
    </style:style>
    <style:style style:name="Table5.B" style:family="table-column">
      <style:table-column-properties style:column-width="1.5007in"/>
    </style:style>
    <style:style style:name="Table5.C" style:family="table-column">
      <style:table-column-properties style:column-width="4.9847in"/>
    </style:style>
    <style:style style:name="Table5.1" style:family="table-row">
      <style:table-row-properties fo:background-color="#ffffff">
        <style:background-image/>
      </style:table-row-properties>
    </style:style>
    <style:style style:name="Table5.A1" style:family="table-cell">
      <style:table-cell-properties style:vertical-align="middle" fo:padding="0.0833in" fo:border="0.05pt solid #c7ccbe"/>
    </style:style>
    <style:style style:name="Table6" style:family="table">
      <style:table-properties style:width="6.0431in" table:align="left"/>
    </style:style>
    <style:style style:name="Table6.A" style:family="table-column">
      <style:table-column-properties style:column-width="0.2194in"/>
    </style:style>
    <style:style style:name="Table6.B" style:family="table-column">
      <style:table-column-properties style:column-width="2.5021in"/>
    </style:style>
    <style:style style:name="Table6.C" style:family="table-column">
      <style:table-column-properties style:column-width="3.3215in"/>
    </style:style>
    <style:style style:name="Table6.1" style:family="table-row">
      <style:table-row-properties fo:background-color="#ffffff">
        <style:background-image/>
      </style:table-row-properties>
    </style:style>
    <style:style style:name="Table6.A1" style:family="table-cell">
      <style:table-cell-properties style:vertical-align="middle" fo:padding="0.0833in" fo:border="0.05pt solid #c7ccbe"/>
    </style:style>
    <style:style style:name="Table6.2" style:family="table-row">
      <style:table-row-properties fo:background-color="#eff1eb">
        <style:background-image/>
      </style:table-row-properties>
    </style:style>
    <style:style style:name="Table7" style:family="table">
      <style:table-properties style:width="6.6931in" table:align="left"/>
    </style:style>
    <style:style style:name="Table7.A" style:family="table-column">
      <style:table-column-properties style:column-width="2.3153in"/>
    </style:style>
    <style:style style:name="Table7.B" style:family="table-column">
      <style:table-column-properties style:column-width="4.3778in"/>
    </style:style>
    <style:style style:name="Table7.1" style:family="table-row">
      <style:table-row-properties fo:background-color="#ffffff">
        <style:background-image/>
      </style:table-row-properties>
    </style:style>
    <style:style style:name="Table7.A1" style:family="table-cell">
      <style:table-cell-properties style:vertical-align="middle" fo:padding="0.0833in" fo:border="0.05pt solid #c7ccbe"/>
    </style:style>
    <style:style style:name="P1" style:family="paragraph" style:parent-style-name="Standard">
      <style:text-properties fo:font-variant="normal" fo:text-transform="none" fo:color="#000000" style:font-name="verdana" fo:font-size="9.75pt" fo:letter-spacing="normal" fo:font-style="normal" fo:font-weight="normal"/>
    </style:style>
    <style:style style:name="P2" style:family="paragraph" style:parent-style-name="Standard">
      <style:text-properties fo:font-variant="normal" fo:text-transform="none" fo:color="#000000" style:font-name="verdana" fo:font-size="9.75pt" fo:letter-spacing="normal" fo:font-style="normal" style:text-underline-style="none" fo:font-weight="normal"/>
    </style:style>
    <style:style style:name="P3" style:family="paragraph" style:parent-style-name="Standard">
      <style:text-properties fo:font-variant="normal" fo:text-transform="none" fo:color="#000000" style:font-name="verdana" fo:font-size="9.75pt" fo:letter-spacing="normal" fo:font-style="normal" style:text-underline-style="none" fo:font-weight="normal" style:font-size-asian="11pt" style:font-weight-asian="bold" style:font-size-complex="11pt" style:font-weight-complex="bold"/>
    </style:style>
    <style:style style:name="P4" style:family="paragraph" style:parent-style-name="Standard">
      <style:text-properties fo:font-variant="normal" fo:text-transform="none" fo:color="#610b38" style:font-name="erdana" fo:font-size="18.75pt" fo:letter-spacing="normal" fo:font-style="normal" style:text-underline-style="none" fo:font-weight="normal"/>
    </style:style>
    <style:style style:name="P5" style:family="paragraph" style:parent-style-name="Standard">
      <style:text-properties officeooo:paragraph-rsid="00293d95"/>
    </style:style>
    <style:style style:name="P6" style:family="paragraph" style:parent-style-name="Standard">
      <style:text-properties fo:color="#ef413d" fo:font-weight="bold" officeooo:rsid="002d218d" officeooo:paragraph-rsid="002d218d" style:font-weight-asian="bold" style:font-weight-complex="bold"/>
    </style:style>
    <style:style style:name="P7" style:family="paragraph" style:parent-style-name="Text_20_body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variant="normal" fo:text-transform="none" fo:color="#000000" style:font-name="verdana" fo:font-size="9.75pt" fo:letter-spacing="normal" fo:font-style="normal" style:text-underline-style="none" fo:font-weight="normal" style:font-size-asian="11pt" style:font-weight-asian="bold" style:font-size-complex="11pt" style:font-weight-complex="bold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2b4167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2eaf68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underline-style="none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verdana" fo:font-size="9.75pt" fo:letter-spacing="normal" fo:font-style="normal" style:text-underline-style="solid" style:text-underline-width="auto" style:text-underline-color="font-color" fo:font-weight="bold" officeooo:paragraph-rsid="00221b58" style:font-weight-asian="bold" style:font-weight-complex="bold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officeooo:paragraph-rsid="0039bcff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weight="bold" officeooo:paragraph-rsid="0039bcff" style:font-weight-asian="bold" style:font-weight-complex="bold"/>
    </style:style>
    <style:style style:name="P16" style:family="paragraph" style:parent-style-name="Text_20_body">
      <style:text-properties fo:font-variant="normal" fo:text-transform="none" fo:color="#000000" style:font-name="verdana" fo:font-size="9.75pt" fo:letter-spacing="normal" fo:font-style="normal" fo:font-weight="normal" style:font-size-asian="10.5pt" style:font-size-complex="12pt"/>
    </style:style>
    <style:style style:name="P17" style:family="paragraph" style:parent-style-name="Text_20_body">
      <style:text-properties fo:font-variant="normal" fo:text-transform="none" fo:color="#000000" style:font-name="verdana" fo:font-size="9.75pt" fo:letter-spacing="normal" fo:font-style="normal" style:text-underline-style="none" fo:font-weight="normal" style:font-size-asian="11pt" style:font-weight-asian="bold" style:font-size-complex="11pt" style:font-weight-complex="bold"/>
    </style:style>
    <style:style style:name="P18" style:family="paragraph" style:parent-style-name="Text_20_body">
      <style:text-properties fo:font-variant="normal" fo:text-transform="none" fo:color="#000000" style:font-name="verdana" fo:font-size="9.75pt" fo:letter-spacing="normal" fo:font-style="normal" style:text-underline-style="none" fo:font-weight="normal" officeooo:paragraph-rsid="002b4167" style:font-size-asian="11pt" style:font-weight-asian="bold" style:font-size-complex="11pt" style:font-weight-complex="bold"/>
    </style:style>
    <style:style style:name="P19" style:family="paragraph" style:parent-style-name="Text_20_body">
      <style:text-properties officeooo:paragraph-rsid="00293d95"/>
    </style:style>
    <style:style style:name="P20" style:family="paragraph" style:parent-style-name="Text_20_body">
      <style:text-properties fo:color="#ef413d" fo:font-weight="bold" officeooo:paragraph-rsid="00293d95" style:font-weight-asian="bold" style:font-weight-complex="bold"/>
    </style:style>
    <style:style style:name="P21" style:family="paragraph" style:parent-style-name="Table_20_Contents">
      <style:paragraph-properties style:line-height-at-least="0.2398in" fo:text-align="start" style:justify-single-word="false"/>
      <style:text-properties fo:font-variant="normal" fo:text-transform="none" fo:color="#000000" style:font-name="verdana" fo:font-size="9.75pt" fo:font-style="normal" fo:font-weight="normal"/>
    </style:style>
    <style:style style:name="P22" style:family="paragraph" style:parent-style-name="Table_20_Contents">
      <style:paragraph-properties fo:margin-left="0.2083in" fo:margin-right="0in" style:line-height-at-least="0.2398in" fo:text-align="start" style:justify-single-word="false" fo:text-indent="0in" style:auto-text-indent="false"/>
    </style:style>
    <style:style style:name="P23" style:family="paragraph" style:parent-style-name="Table_20_Contents">
      <style:paragraph-properties fo:margin-left="0.2083in" fo:margin-right="0in" style:line-height-at-least="0.2398in" fo:text-align="start" style:justify-single-word="false" fo:text-indent="0in" style:auto-text-indent="false"/>
      <style:text-properties fo:font-variant="normal" fo:text-transform="none" fo:color="#000000" style:font-name="verdana" fo:font-size="9.75pt" fo:font-style="normal" fo:font-weight="normal"/>
    </style:style>
    <style:style style:name="P24" style:family="paragraph" style:parent-style-name="Heading_20_1">
      <style:text-properties fo:font-variant="normal" fo:text-transform="none" fo:color="#000000" style:font-name="verdana" fo:font-size="11pt" fo:letter-spacing="normal" fo:font-style="normal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25" style:family="paragraph" style:parent-style-name="Heading_20_2">
      <style:text-properties fo:font-variant="normal" fo:text-transform="none" fo:color="#000000" style:font-name="verdana" fo:font-size="9.75pt" fo:letter-spacing="normal" fo:font-style="normal" style:text-underline-style="none" fo:font-weight="normal" style:font-size-asian="10pt"/>
    </style:style>
    <style:style style:name="P26" style:family="paragraph" style:parent-style-name="Heading_20_2">
      <style:text-properties fo:font-variant="normal" fo:text-transform="none" fo:color="#000000" style:font-name="verdana" fo:font-size="9.75pt" fo:letter-spacing="normal" fo:font-style="normal" style:text-underline-style="solid" style:text-underline-width="auto" style:text-underline-color="font-color" fo:font-weight="bold" style:font-size-asian="10pt" style:font-weight-asian="bold" style:font-weight-complex="bold"/>
    </style:style>
    <style:style style:name="P27" style:family="paragraph" style:parent-style-name="Heading_20_2">
      <style:text-properties fo:font-variant="normal" fo:text-transform="none" fo:color="#610b38" style:font-name="erdana" fo:font-size="18.75pt" fo:letter-spacing="normal" fo:font-style="normal" style:text-underline-style="none" fo:font-weight="normal" style:font-size-asian="11pt" style:font-weight-asian="bold" style:font-size-complex="11pt" style:font-weight-complex="bold"/>
    </style:style>
    <style:style style:name="P28" style:family="paragraph" style:parent-style-name="Heading_20_3">
      <style:text-properties fo:font-variant="normal" fo:text-transform="none" fo:color="#610b38" style:font-name="erdana" fo:font-size="21.75pt" fo:letter-spacing="normal" fo:font-style="normal" fo:font-weight="normal" officeooo:paragraph-rsid="003b45d4"/>
    </style:style>
    <style:style style:name="P29" style:family="paragraph" style:parent-style-name="Heading_20_3">
      <style:text-properties fo:font-variant="normal" fo:text-transform="none" fo:color="#610b38" style:font-name="erdana" fo:font-size="21.75pt" fo:letter-spacing="normal" fo:font-style="normal" style:text-underline-style="none" fo:font-weight="normal" officeooo:paragraph-rsid="003acaa2" style:font-size-asian="11pt" style:font-weight-asian="bold" style:font-size-complex="11pt" style:font-weight-complex="bold"/>
    </style:style>
    <style:style style:name="P30" style:family="paragraph" style:parent-style-name="Heading_20_3">
      <style:text-properties fo:font-variant="normal" fo:text-transform="none" fo:color="#610b38" style:font-name="erdana" fo:font-size="21.75pt" fo:letter-spacing="normal" fo:font-style="normal" style:text-underline-style="none" fo:font-weight="normal" officeooo:paragraph-rsid="003aef65" style:font-size-asian="11pt" style:font-weight-asian="bold" style:font-size-complex="11pt" style:font-weight-complex="bold"/>
    </style:style>
    <style:style style:name="P31" style:family="paragraph" style:parent-style-name="Heading_20_3">
      <style:text-properties fo:font-variant="normal" fo:text-transform="none" fo:color="#ed1c24" style:font-name="erdana" fo:font-size="12pt" fo:letter-spacing="normal" fo:font-style="normal" fo:font-weight="bold" officeooo:paragraph-rsid="003acaa2" style:font-size-asian="12pt" style:font-weight-asian="bold" style:font-size-complex="12pt" style:font-weight-complex="bold"/>
    </style:style>
    <style:style style:name="P32" style:family="paragraph" style:parent-style-name="Standard">
      <style:text-properties fo:color="#000000" style:text-underline-style="none"/>
    </style:style>
    <style:style style:name="P33" style:family="paragraph" style:parent-style-name="Standard">
      <style:text-properties fo:color="#000000" style:font-name="Monospace" fo:font-size="10pt" style:font-size-asian="10pt"/>
    </style:style>
    <style:style style:name="P34" style:family="paragraph" style:parent-style-name="Standard">
      <style:text-properties fo:color="#000000" style:font-name="Monospace" fo:font-size="10pt" officeooo:paragraph-rsid="00293d95" style:font-size-asian="10pt"/>
    </style:style>
    <style:style style:name="P35" style:family="paragraph" style:parent-style-name="Standard">
      <style:text-properties fo:color="#000000" style:font-name="Monospace" fo:font-size="10pt" officeooo:paragraph-rsid="003acaa2" style:font-size-asian="10pt"/>
    </style:style>
    <style:style style:name="P36" style:family="paragraph" style:parent-style-name="Standard">
      <style:text-properties fo:color="#000000" style:font-name="Monospace" fo:font-size="10pt" fo:font-weight="bold" officeooo:rsid="0037c7a8" officeooo:paragraph-rsid="0037c7a8" style:font-size-asian="10pt" style:font-weight-asian="bold" style:font-weight-complex="bold"/>
    </style:style>
    <style:style style:name="P37" style:family="paragraph" style:parent-style-name="Standard">
      <style:text-properties fo:font-variant="normal" fo:text-transform="none" fo:color="#000000" style:font-name="verdana" fo:font-size="9.75pt" fo:letter-spacing="normal" fo:font-style="normal" style:text-underline-style="none" fo:font-weight="normal" style:font-size-asian="10pt"/>
    </style:style>
    <style:style style:name="P38" style:family="paragraph" style:parent-style-name="Standard">
      <style:text-properties fo:font-variant="normal" fo:text-transform="none" fo:color="#000000" style:font-name="verdana" fo:font-size="9.75pt" fo:letter-spacing="normal" fo:font-style="normal" style:text-underline-style="none" fo:font-weight="normal" officeooo:paragraph-rsid="00293d95" style:font-size-asian="11pt" style:font-weight-asian="bold" style:font-size-complex="11pt" style:font-weight-complex="bold"/>
    </style:style>
    <style:style style:name="P39" style:family="paragraph" style:parent-style-name="Standard">
      <style:text-properties fo:font-variant="normal" fo:text-transform="none" fo:color="#000000" style:font-name="verdana" fo:font-size="9.75pt" fo:letter-spacing="normal" fo:font-style="normal" style:text-underline-style="solid" style:text-underline-type="double" style:text-underline-width="auto" style:text-underline-color="font-color" fo:font-weight="normal" style:font-size-asian="10pt"/>
    </style:style>
    <style:style style:name="P40" style:family="paragraph" style:parent-style-name="Standard">
      <style:text-properties fo:font-variant="normal" fo:text-transform="none" fo:color="#000000" style:font-name="verdana" fo:font-size="10pt" fo:letter-spacing="normal" fo:font-style="normal" style:text-underline-style="solid" style:text-underline-width="auto" style:text-underline-color="font-color" fo:font-weight="bold" officeooo:paragraph-rsid="003acaa2" style:font-size-asian="8.75pt" style:font-weight-asian="bold" style:font-size-complex="10pt" style:font-weight-complex="bold"/>
    </style:style>
    <style:style style:name="P41" style:family="paragraph" style:parent-style-name="Standard">
      <style:text-properties fo:font-variant="normal" fo:text-transform="none" fo:color="#000000" style:font-name="verdana" fo:font-size="11pt" fo:letter-spacing="normal" fo:font-style="normal" style:text-underline-style="solid" style:text-underline-width="auto" style:text-underline-color="font-color" fo:font-weight="bold" officeooo:paragraph-rsid="003acaa2" style:font-size-asian="11pt" style:font-weight-asian="bold" style:font-size-complex="11pt" style:font-weight-complex="bold"/>
    </style:style>
    <style:style style:name="P42" style:family="paragraph" style:parent-style-name="Standard">
      <style:text-properties fo:font-variant="normal" fo:text-transform="none" fo:color="#000000" style:font-name="Monospace" fo:font-size="10pt" fo:letter-spacing="normal" fo:font-style="normal" style:text-underline-style="none" fo:font-weight="normal" style:font-size-asian="10pt"/>
    </style:style>
    <style:style style:name="P43" style:family="paragraph" style:parent-style-name="Standard">
      <style:text-properties fo:font-variant="normal" fo:text-transform="none" fo:color="#000000" style:font-name="Monospace" fo:font-size="10pt" fo:letter-spacing="normal" fo:font-style="normal" style:text-underline-style="none" fo:font-weight="normal" style:font-size-asian="10pt" style:font-weight-asian="bold" style:font-size-complex="11pt" style:font-weight-complex="bold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style:font-size-asian="10pt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officeooo:paragraph-rsid="0039bcff" style:font-size-asian="10pt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f7f5f" style:font-name="Monospace" fo:font-size="10pt" style:font-size-asian="10pt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ef413d" style:font-name="Monospace" fo:font-size="11pt" fo:letter-spacing="normal" fo:font-style="normal" style:text-underline-style="none" fo:font-weight="bold" officeooo:paragraph-rsid="002b4167" style:font-size-asian="11pt" style:font-weight-asian="bold" style:font-size-complex="11pt" style:font-weight-complex="bold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ef413d" style:font-name="Monospace" fo:font-size="10pt" fo:letter-spacing="normal" fo:font-style="normal" style:text-underline-style="none" fo:font-weight="bold" officeooo:paragraph-rsid="002b4167" style:font-size-asian="10pt" style:font-weight-asian="bold" style:font-size-complex="11pt" style:font-weight-complex="bold"/>
    </style:style>
    <style:style style:name="P4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7f0055" style:font-name="Monospace" fo:font-size="10pt" fo:letter-spacing="normal" fo:font-style="normal" style:text-underline-style="none" fo:font-weight="bold" officeooo:paragraph-rsid="0039bcff" style:font-size-asian="10pt" style:font-weight-asian="bold" style:font-size-complex="12pt" style:font-weight-complex="bold"/>
    </style:style>
    <style:style style:name="P5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Monospace" fo:font-size="10pt" fo:letter-spacing="normal" fo:font-style="normal" style:text-underline-style="none" fo:font-weight="bold" officeooo:rsid="0039bcff" officeooo:paragraph-rsid="0039bcff" style:font-size-asian="10pt" style:font-weight-asian="bold" style:font-size-complex="12pt" style:font-weight-complex="bold"/>
    </style:style>
    <style:style style:name="P5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P52" style:family="paragraph" style:parent-style-name="Standard">
      <style:paragraph-properties fo:margin-left="0in" fo:margin-right="0in" fo:text-align="start" style:justify-single-word="false" fo:text-indent="0in" style:auto-text-indent="false" fo:padding-left="0in" fo:padding-right="0in" fo:padding-top="0in" fo:padding-bottom="0.0291in" fo:border-left="none" fo:border-right="none" fo:border-top="none" fo:border-bottom="0.06pt solid #000000" style:join-border="false"/>
      <style:text-properties fo:color="#000000" style:font-name="Monospace" fo:font-size="10pt" officeooo:paragraph-rsid="002eaf68" style:font-size-asian="10pt"/>
    </style:style>
    <style:style style:name="P53" style:family="paragraph" style:parent-style-name="Standard">
      <style:paragraph-properties fo:margin-left="0in" fo:margin-right="0in" fo:text-align="start" style:justify-single-word="false" fo:text-indent="0in" style:auto-text-indent="false" fo:padding-left="0in" fo:padding-right="0in" fo:padding-top="0in" fo:padding-bottom="0.0291in" fo:border-left="none" fo:border-right="none" fo:border-top="none" fo:border-bottom="0.06pt solid #000000" style:join-border="false"/>
      <style:text-properties fo:color="#000000" style:font-name="Monospace" fo:font-size="10pt" officeooo:paragraph-rsid="0039bcff" style:font-size-asian="10pt"/>
    </style:style>
    <style:style style:name="P5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variant="normal" fo:text-transform="none" fo:color="#000000" style:font-name="Monospace" fo:font-size="10pt" fo:letter-spacing="normal" fo:font-style="normal" fo:font-weight="normal" style:font-size-asian="10pt"/>
    </style:style>
    <style:style style:name="P5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variant="normal" fo:text-transform="none" fo:color="#000000" style:font-name="Monospace" fo:font-size="10pt" fo:letter-spacing="normal" fo:font-style="normal" style:text-underline-style="none" fo:font-weight="normal" style:font-size-asian="10pt" style:font-weight-asian="bold" style:font-size-complex="11pt" style:font-weight-complex="bold"/>
    </style:style>
    <style:style style:name="P5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000000" style:font-name="Monospace" fo:font-size="10pt" officeooo:paragraph-rsid="00293d95" style:font-size-asian="10pt"/>
    </style:style>
    <style:style style:name="P57" style:family="paragraph" style:parent-style-name="Text_20_body">
      <style:text-properties fo:font-variant="normal" fo:text-transform="none" fo:color="#000000" style:font-name="verdana" fo:font-size="9.75pt" fo:letter-spacing="normal" fo:font-style="normal" style:text-underline-style="none" fo:font-weight="normal"/>
    </style:style>
    <style:style style:name="P58" style:family="paragraph" style:parent-style-name="Text_20_body">
      <style:text-properties fo:font-variant="normal" fo:text-transform="none" fo:color="#000000" style:font-name="verdana" fo:font-size="9.75pt" fo:letter-spacing="normal" fo:font-style="normal" style:text-underline-style="none" fo:font-weight="normal" style:font-size-asian="11pt" style:font-weight-asian="bold" style:font-size-complex="11pt" style:font-weight-complex="bold"/>
    </style:style>
    <style:style style:name="P59" style:family="paragraph" style:parent-style-name="Text_20_body">
      <style:text-properties fo:font-variant="normal" fo:text-transform="none" fo:color="#000000" style:font-name="verdana" fo:font-size="9.75pt" fo:letter-spacing="normal" fo:font-style="normal" style:text-underline-style="none" fo:font-weight="normal" officeooo:rsid="002b4167" officeooo:paragraph-rsid="002b4167" style:font-size-asian="11pt" style:font-weight-asian="bold" style:font-size-complex="11pt" style:font-weight-complex="bold"/>
    </style:style>
    <style:style style:name="P60" style:family="paragraph" style:parent-style-name="Text_20_body" style:list-style-name="L2">
      <style:text-properties fo:font-variant="normal" fo:text-transform="none" fo:color="#000000" style:font-name="verdana" fo:font-size="9.75pt" fo:letter-spacing="normal" fo:font-style="normal" style:text-underline-style="none" fo:font-weight="normal" officeooo:paragraph-rsid="00293d95" style:font-size-asian="11pt" style:font-weight-asian="bold" style:font-size-complex="11pt" style:font-weight-complex="bold"/>
    </style:style>
    <style:style style:name="P61" style:family="paragraph" style:parent-style-name="Text_20_body">
      <style:text-properties fo:font-variant="normal" fo:text-transform="none" fo:color="#000000" style:font-name="verdana" fo:font-size="9.75pt" fo:letter-spacing="normal" fo:font-style="normal" style:text-underline-style="none" fo:font-weight="normal" officeooo:paragraph-rsid="00293d95" style:font-size-asian="11pt" style:font-weight-asian="bold" style:font-size-complex="11pt" style:font-weight-complex="bold"/>
    </style:style>
    <style:style style:name="P62" style:family="paragraph" style:parent-style-name="Text_20_body">
      <style:text-properties fo:font-variant="normal" fo:text-transform="none" fo:color="#000000" style:font-name="verdana" fo:font-size="9.75pt" fo:letter-spacing="normal" fo:font-style="normal" style:text-underline-style="none" fo:font-weight="normal" style:font-size-asian="10pt"/>
    </style:style>
    <style:style style:name="P63" style:family="paragraph" style:parent-style-name="Text_20_body">
      <style:text-properties fo:font-variant="normal" fo:text-transform="none" fo:color="#000000" style:font-name="verdana" fo:font-size="21.75pt" fo:letter-spacing="normal" fo:font-style="normal" style:text-underline-style="none" fo:font-weight="normal" style:font-size-asian="11pt" style:font-weight-asian="bold" style:font-size-complex="11pt" style:font-weight-complex="bold"/>
    </style:style>
    <style:style style:name="P64" style:family="paragraph" style:parent-style-name="Text_20_body">
      <style:text-properties fo:font-variant="normal" fo:text-transform="none" fo:color="#000000" style:font-name="verdana" fo:font-size="11pt" fo:letter-spacing="normal" fo:font-style="normal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65" style:family="paragraph" style:parent-style-name="Text_20_body">
      <style:text-properties fo:font-variant="normal" fo:text-transform="none" fo:color="#610b38" style:font-name="erdana" fo:font-size="21.75pt" fo:letter-spacing="normal" fo:font-style="normal" fo:font-weight="normal"/>
    </style:style>
    <style:style style:name="P66" style:family="paragraph" style:parent-style-name="Text_20_body">
      <style:text-properties fo:font-variant="normal" fo:text-transform="none" fo:color="#ed1c24" style:font-name="verdana" fo:font-size="12pt" fo:letter-spacing="normal" fo:font-style="normal" style:text-underline-style="none" fo:font-weight="bold" style:font-size-asian="12pt" style:font-weight-asian="bold" style:font-size-complex="12pt" style:font-weight-complex="bold"/>
    </style:style>
    <style:style style:name="P67" style:family="paragraph" style:parent-style-name="Text_20_body">
      <style:text-properties fo:color="#000000" style:font-name="Monospace" fo:font-size="10pt" style:font-size-asian="10pt"/>
    </style:style>
    <style:style style:name="P68" style:family="paragraph" style:parent-style-name="Text_20_body">
      <style:text-properties fo:font-size="10pt" style:font-size-asian="8.75pt" style:font-size-complex="10pt"/>
    </style:style>
    <style:style style:name="P69" style:family="paragraph" style:parent-style-name="Text_20_body" style:list-style-name="L1">
      <style:paragraph-properties fo:margin-top="0.0417in" fo:margin-bottom="0.0972in" loext:contextual-spacing="false" style:line-height-at-least="0.2189in" fo:orphans="2" fo:widows="2"/>
      <style:text-properties fo:font-variant="normal" fo:text-transform="none" fo:color="#000000" style:font-name="verdana" fo:font-size="9.75pt" fo:letter-spacing="normal" fo:font-style="normal" fo:font-weight="normal"/>
    </style:style>
    <style:style style:name="T1" style:family="text">
      <style:text-properties fo:font-variant="normal" fo:text-transform="none" fo:color="#000000" fo:letter-spacing="normal" style:text-underline-style="none"/>
    </style:style>
    <style:style style:name="T2" style:family="text">
      <style:text-properties fo:font-variant="normal" fo:text-transform="none" fo:color="#000000" style:font-name="verdana" fo:font-size="9.75pt" fo:letter-spacing="normal" fo:font-style="normal" style:text-underline-style="none" fo:font-weight="normal"/>
    </style:style>
    <style:style style:name="T3" style:family="text">
      <style:text-properties fo:font-variant="normal" fo:text-transform="none" fo:color="#000000" style:font-name="verdana" fo:font-size="9.75pt" fo:letter-spacing="normal" fo:font-style="normal" style:text-underline-style="none" fo:font-weight="normal" style:font-size-asian="10pt"/>
    </style:style>
    <style:style style:name="T4" style:family="text">
      <style:text-properties fo:font-variant="normal" fo:text-transform="none" fo:color="#000000" style:font-name="verdana1" fo:font-size="9.75pt" fo:letter-spacing="normal" fo:font-style="normal" fo:font-weight="normal" style:font-size-asian="10pt"/>
    </style:style>
    <style:style style:name="T5" style:family="text">
      <style:text-properties fo:font-variant="normal" fo:text-transform="none" fo:color="#000000" style:font-name="verdana1" fo:font-size="9.75pt" fo:letter-spacing="normal" fo:font-style="normal" fo:font-weight="normal" fo:background-color="#ffffff" loext:char-shading-value="0" style:font-size-asian="10pt" loext:padding="0in" loext:border="none"/>
    </style:style>
    <style:style style:name="T6" style:family="text">
      <style:text-properties fo:font-variant="normal" fo:text-transform="none" fo:color="#000000" style:font-name="Monospace" fo:font-size="10pt" fo:letter-spacing="normal" style:font-size-asian="10pt"/>
    </style:style>
    <style:style style:name="T7" style:family="text">
      <style:text-properties fo:font-variant="normal" fo:text-transform="none" fo:color="#000000" style:font-name="Monospace1" fo:font-size="10pt" fo:letter-spacing="normal" fo:font-style="normal" style:text-underline-style="none" fo:font-weight="normal" style:font-size-asian="10pt" style:font-weight-asian="bold" style:font-size-complex="11pt" style:font-weight-complex="bold"/>
    </style:style>
    <style:style style:name="T8" style:family="text">
      <style:text-properties fo:font-variant="normal" fo:text-transform="none" fo:color="#7f0055" style:font-name="Monospace1" fo:font-size="10pt" fo:letter-spacing="normal" fo:font-style="normal" style:text-underline-style="none" fo:font-weight="bold" style:font-size-asian="10pt" style:font-weight-asian="bold"/>
    </style:style>
    <style:style style:name="T9" style:family="text">
      <style:text-properties fo:font-variant="normal" fo:text-transform="none" fo:color="#7f0055" style:font-name="Monospace" fo:font-size="10pt" fo:letter-spacing="normal" fo:font-style="normal" style:text-underline-style="none" fo:font-weight="bold" style:font-size-asian="10pt" style:font-weight-asian="bold" style:font-size-complex="12pt" style:font-weight-complex="bold"/>
    </style:style>
    <style:style style:name="T10" style:family="text">
      <style:text-properties fo:font-variant="normal" fo:text-transform="none" fo:color="#008000" style:text-line-through-style="none" style:text-line-through-type="none" style:font-name="verdana" fo:font-size="9.75pt" fo:font-style="normal" style:text-underline-style="none" fo:font-weight="normal" style:text-blinking="false"/>
    </style:style>
    <style:style style:name="T11" style:family="text">
      <style:text-properties fo:font-variant="normal" fo:text-transform="none" fo:color="#0000ff" style:font-name="verdana1" fo:font-size="9.75pt" fo:letter-spacing="normal" fo:font-style="normal" fo:font-weight="normal" fo:background-color="#ffffff" loext:char-shading-value="0" style:font-size-asian="10pt" loext:padding="0in" loext:border="none"/>
    </style:style>
    <style:style style:name="T12" style:family="text">
      <style:text-properties fo:font-variant="normal" fo:text-transform="none" fo:color="#ff0000" style:font-name="verdana" fo:font-size="9.75pt" fo:font-style="normal" style:text-underline-style="solid" style:text-underline-width="auto" style:text-underline-color="font-color" fo:font-weight="normal"/>
    </style:style>
    <style:style style:name="T13" style:family="text">
      <style:text-properties fo:font-variant="normal" fo:text-transform="none" fo:color="#610b38" style:font-name="erdana" fo:font-size="21.75pt" fo:letter-spacing="normal" fo:font-style="normal" fo:font-weight="normal"/>
    </style:style>
    <style:style style:name="T14" style:family="text">
      <style:text-properties fo:font-variant="normal" fo:text-transform="none" fo:color="#610b38" style:font-name="erdana" fo:font-size="21.75pt" fo:letter-spacing="normal" fo:font-style="normal" fo:font-weight="normal" officeooo:rsid="003acaa2"/>
    </style:style>
    <style:style style:name="T15" style:family="text">
      <style:text-properties fo:font-variant="normal" fo:text-transform="none" style:font-name="Monospace" fo:font-size="10pt" fo:letter-spacing="normal" fo:font-style="normal" style:text-underline-style="none" style:font-size-asian="10pt" style:font-size-complex="12pt"/>
    </style:style>
    <style:style style:name="T16" style:family="text">
      <style:text-properties fo:font-variant="normal" fo:text-transform="none" style:font-name="Monospace" fo:font-size="10pt" fo:letter-spacing="normal" fo:font-style="normal" style:text-underline-style="none" officeooo:rsid="0039bcff" style:font-size-asian="10pt" style:font-size-complex="12pt"/>
    </style:style>
    <style:style style:name="T17" style:family="text">
      <style:text-properties style:text-underline-style="solid" style:text-underline-width="auto" style:text-underline-color="font-color" fo:font-weight="bold"/>
    </style:style>
    <style:style style:name="T18" style:family="text">
      <style:text-properties fo:font-weight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text-underline-style="none"/>
    </style:style>
    <style:style style:name="T21" style:family="text">
      <style:text-properties style:text-underline-style="none" officeooo:rsid="003acaa2"/>
    </style:style>
    <style:style style:name="T22" style:family="text">
      <style:text-properties style:text-underline-style="none" officeooo:rsid="003b45d4"/>
    </style:style>
    <style:style style:name="T23" style:family="text">
      <style:text-properties fo:color="#000000" style:font-name="Monospace" fo:font-size="10pt" style:font-size-asian="10pt"/>
    </style:style>
    <style:style style:name="T24" style:family="text">
      <style:text-properties fo:color="#000000" style:font-name="Monospace" fo:font-size="10pt" officeooo:rsid="003203d4" style:font-size-asian="10pt"/>
    </style:style>
    <style:style style:name="T25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26" style:family="text">
      <style:text-properties fo:color="#000000" style:font-name="Monospace" fo:font-size="10pt" fo:font-style="italic" style:font-size-asian="10pt" style:font-style-asian="italic"/>
    </style:style>
    <style:style style:name="T27" style:family="text">
      <style:text-properties fo:color="#000000" style:text-line-through-style="solid" style:text-line-through-type="single" style:font-name="Monospace" fo:font-size="10pt" style:font-size-asian="10pt"/>
    </style:style>
    <style:style style:name="T28" style:family="text">
      <style:text-properties fo:color="#000000" style:text-line-through-style="solid" style:text-line-through-type="single" style:font-name="Monospace" fo:font-size="10pt" style:text-underline-style="solid" style:text-underline-width="auto" style:text-underline-color="font-color" style:font-size-asian="10pt"/>
    </style:style>
    <style:style style:name="T29" style:family="text">
      <style:text-properties fo:color="#7f0055" style:font-name="Monospace1" fo:font-size="10pt" fo:font-weight="bold" style:font-size-asian="10pt" style:font-weight-asian="bold"/>
    </style:style>
    <style:style style:name="T30" style:family="text">
      <style:text-properties fo:color="#7f0055" style:font-name="Monospace1" fo:font-size="10pt" style:text-underline-style="none" fo:font-weight="bold" style:font-size-asian="10pt" style:font-weight-asian="bold"/>
    </style:style>
    <style:style style:name="T31" style:family="text">
      <style:text-properties fo:color="#7f0055" style:font-name="Monospace" fo:font-size="10pt" fo:font-weight="bold" style:font-size-asian="10pt"/>
    </style:style>
    <style:style style:name="T32" style:family="text">
      <style:text-properties fo:color="#7f0055" style:font-name="Monospace" fo:font-size="10pt" fo:font-weight="bold" style:font-size-asian="10pt" style:font-weight-asian="bold"/>
    </style:style>
    <style:style style:name="T33" style:family="text">
      <style:text-properties fo:color="#7f0055" style:font-name="Monospace" fo:font-size="10pt" style:text-underline-style="none" fo:font-weight="bold" style:font-size-asian="10pt" style:font-weight-asian="bold" style:font-size-complex="11pt" style:font-weight-complex="bold"/>
    </style:style>
    <style:style style:name="T34" style:family="text">
      <style:text-properties fo:color="#6a3e3e" style:font-name="Monospace" fo:font-size="10pt" style:font-size-asian="10pt"/>
    </style:style>
    <style:style style:name="T35" style:family="text">
      <style:text-properties fo:color="#3f7f5f" style:font-name="Monospace" fo:font-size="10pt" style:font-size-asian="10pt"/>
    </style:style>
    <style:style style:name="T36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37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38" style:family="text">
      <style:text-properties officeooo:rsid="001986f1"/>
    </style:style>
    <style:style style:name="T39" style:family="text">
      <style:text-properties fo:color="#2a00ff" style:font-name="Monospace" fo:font-size="10pt" style:font-size-asian="10pt"/>
    </style:style>
    <style:style style:name="T40" style:family="text">
      <style:text-properties style:font-name="Monospace" fo:font-size="10pt" style:font-size-asian="10pt"/>
    </style:style>
    <style:style style:name="T41" style:family="text">
      <style:text-properties style:font-name="Monospace" fo:font-size="10pt" fo:font-style="italic" style:font-size-asian="10pt" style:font-style-asian="italic"/>
    </style:style>
    <style:style style:name="T42" style:family="text">
      <style:text-properties style:font-name="Monospace" fo:font-size="12pt" style:font-size-asian="12pt" style:font-size-complex="12pt"/>
    </style:style>
    <style:style style:name="T43" style:family="text">
      <style:text-properties fo:color="#ed1c24" style:font-name="Monospace" fo:font-size="10pt" fo:font-weight="bold" officeooo:rsid="002561c0" style:font-size-asian="10pt" style:font-weight-asian="bold" style:font-weight-complex="bold"/>
    </style:style>
    <style:style style:name="T44" style:family="text">
      <style:text-properties fo:color="#ef413d" style:font-name="Monospace" fo:font-size="10pt" fo:font-weight="bold" style:font-size-asian="10pt"/>
    </style:style>
    <style:style style:name="T45" style:family="text">
      <style:text-properties fo:color="#ef413d" style:font-name="Monospace" fo:font-size="11pt" fo:font-weight="bold"/>
    </style:style>
    <style:style style:name="T46" style:family="text">
      <style:text-properties fo:color="#ef413d" style:font-name="Monospace" fo:font-size="12pt" fo:font-weight="bold" officeooo:rsid="0033cfd0" style:font-size-asian="12pt" style:font-weight-asian="bold" style:font-size-complex="12pt" style:font-weight-complex="bold"/>
    </style:style>
    <style:style style:name="T47" style:family="text">
      <style:text-properties officeooo:rsid="002d218d"/>
    </style:style>
    <style:style style:name="T48" style:family="text">
      <style:text-properties fo:color="#610b38" fo:font-size="21.75pt" style:text-underline-style="none" fo:font-weight="normal"/>
    </style:style>
    <style:style style:name="T49" style:family="text">
      <style:text-properties fo:color="#610b38" fo:font-size="21.75pt" style:text-underline-style="none" fo:font-weight="normal" officeooo:rsid="003acaa2"/>
    </style:style>
    <style:style style:name="T50" style:family="text">
      <style:text-properties officeooo:rsid="003acaa2"/>
    </style:style>
    <style:style style:name="T51" style:family="text">
      <style:text-properties officeooo:rsid="003aef65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8" text:outline-level="3"><text:span text:style-name="T21">j</text:span><text:span text:style-name="T20">ava </text:span><text:span text:style-name="T22">utill</text:span></text:h>
      <text:p text:style-name="P32"/>
      <text:p text:style-name="P32"/>
      <text:p text:style-name="P57">class represents date and time in java. It provides constructors and methods to deal with <text:span text:style-name="T19">date</text:span> <text:span text:style-name="T19">and time</text:span> in java.</text:p>
      <text:p text:style-name="Text_20_body"><text:line-break/><text:span text:style-name="T1"> </text:span><text:span text:style-name="T2">implements Serializable, Cloneable and Comparable&lt;Date&gt; interface. It is inherited by java.sql.Date, java.sql.Time and java.sql.Timestamp interfaces.</text:span></text:p>
      <text:p text:style-name="P57"/>
      <text:p text:style-name="P57"/>
      <text:p text:style-name="Standard"><text:span text:style-name="T8">public</text:span><text:span text:style-name="T23"> </text:span><text:span text:style-name="T32">static</text:span><text:span text:style-name="T23"> </text:span><text:span text:style-name="T32">void</text:span><text:span text:style-name="T23"> main(String[] </text:span><text:span text:style-name="T34">args</text:span><text:span text:style-name="T23">) {</text:span></text:p>
      <text:p text:style-name="P11"/>
      <text:p text:style-name="P11"><text:tab/><text:tab/>//<text:span text:style-name="T38">current date and time</text:span></text:p>
      <text:p text:style-name="P8"><text:span text:style-name="T23"><text:tab/><text:tab/>java.util.Date </text:span><text:span text:style-name="T34">date</text:span><text:span text:style-name="T23"> = </text:span><text:span text:style-name="T32">new</text:span><text:span text:style-name="T23"> Date();</text:span></text:p>
      <text:p text:style-name="P44"/>
      <text:p text:style-name="P8"><text:span text:style-name="T23"><text:tab/><text:tab/>System.</text:span><text:span text:style-name="T37">out</text:span><text:span text:style-name="T23">.println(</text:span><text:span text:style-name="T34">date</text:span><text:span text:style-name="T23">);</text:span></text:p>
      <text:p text:style-name="P8"><text:span text:style-name="T23"><text:tab/><text:tab/></text:span><text:span text:style-name="T35">// </text:span><text:span text:style-name="T36">Thu</text:span><text:span text:style-name="T35"> </text:span><text:span text:style-name="T36">Oct</text:span><text:span text:style-name="T35"> 03 12:07:22 IST 2019</text:span></text:p>
      <text:p text:style-name="P46"/>
      <text:p text:style-name="P46"><text:tab/><text:tab/></text:p>
      <text:p text:style-name="P46"><text:tab/><text:tab/>//we can give our date but it is deprecation</text:p>
      <text:p text:style-name="P8"><text:span text:style-name="T23"><text:tab/><text:tab/>Date </text:span><text:span text:style-name="T34">d</text:span><text:span text:style-name="T23"> = </text:span><text:span text:style-name="T32">new</text:span><text:span text:style-name="T23"> </text:span><text:span text:style-name="T27">Date</text:span><text:span text:style-name="T23">(1997,3,10);</text:span></text:p>
      <text:p text:style-name="P8"><text:span text:style-name="T23"><text:tab/><text:tab/>System.</text:span><text:span text:style-name="T37">out</text:span><text:span text:style-name="T23">.println(</text:span><text:span text:style-name="T34">d</text:span><text:span text:style-name="T23">);</text:span></text:p>
      <text:p text:style-name="P46"><text:tab/><text:tab/></text:p>
      <text:p text:style-name="P44"><text:tab/>}</text:p>
      <text:p text:style-name="P44"/>
      <text:p text:style-name="P44"/>
      <text:p text:style-name="P44"/>
      <text:p text:style-name="P4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2"><text:a xlink:type="simple" xlink:href="https://www.javatpoint.com/java-date-after-method" text:style-name="Internet_20_link" text:visited-style-name="Visited_20_Internet_20_Link"><text:span text:style-name="T10">boolean after(Date date)</text:span></text:a></text:p>
          </table:table-cell>
          <table:table-cell table:style-name="Table1.A1" office:value-type="string">
            <text:p text:style-name="P21">tests if current date is after the given date.</text:p>
          </table:table-cell>
        </table:table-row>
      </table:table>
      <text:p text:style-name="P67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2"><text:a xlink:type="simple" xlink:href="https://www.javatpoint.com/java-date-before-method" text:style-name="Internet_20_link" text:visited-style-name="Visited_20_Internet_20_Link"><text:span text:style-name="T10">boolean before(Date date)</text:span></text:a></text:p>
          </table:table-cell>
          <table:table-cell table:style-name="Table2.A1" office:value-type="string">
            <text:p text:style-name="P21">tests if current date is before the given date.</text:p>
          </table:table-cell>
        </table:table-row>
      </table:table>
      <text:p text:style-name="P67"><text:line-break/></text:p>
      <text:p text:style-name="P44"/>
      <text:p text:style-name="Standard"><text:span text:style-name="T8">public</text:span><text:span text:style-name="T23"> </text:span><text:span text:style-name="T32">static</text:span><text:span text:style-name="T23"> </text:span><text:span text:style-name="T32">void</text:span><text:span text:style-name="T23"> main(String[] </text:span><text:span text:style-name="T34">args</text:span><text:span text:style-name="T23">) {</text:span></text:p>
      <text:p text:style-name="P11"/>
      <text:p text:style-name="P8"><text:span text:style-name="T23"><text:tab/><text:tab/>Date </text:span><text:span text:style-name="T34">d</text:span><text:span text:style-name="T23"> = </text:span><text:span text:style-name="T32">new</text:span><text:span text:style-name="T23"> </text:span><text:span text:style-name="T27">Date</text:span><text:span text:style-name="T23">(1997, 3, 10);</text:span></text:p>
      <text:p text:style-name="P8"><text:span text:style-name="T23"><text:tab/><text:tab/>System.</text:span><text:span text:style-name="T37">out</text:span><text:span text:style-name="T23">.println(</text:span><text:span text:style-name="T34">d</text:span><text:span text:style-name="T23">);</text:span></text:p>
      <text:p text:style-name="P11"/>
      <text:p text:style-name="P8"><text:span text:style-name="T23"><text:tab/><text:tab/>Date </text:span><text:span text:style-name="T34">d2</text:span><text:span text:style-name="T23"> = </text:span><text:span text:style-name="T32">new</text:span><text:span text:style-name="T23"> </text:span><text:span text:style-name="T27">Date</text:span><text:span text:style-name="T23">(2018, 9, 21);</text:span></text:p>
      <text:p text:style-name="P8"><text:span text:style-name="T23"><text:tab/><text:tab/>System.</text:span><text:span text:style-name="T37">out</text:span><text:span text:style-name="T23">.println(</text:span><text:span text:style-name="T34">d2</text:span><text:span text:style-name="T23">);</text:span></text:p>
      <text:p text:style-name="P11"/>
      <text:p text:style-name="P8"><text:span text:style-name="T23"><text:tab/><text:tab/>System.</text:span><text:span text:style-name="T37">out</text:span><text:span text:style-name="T23">.println(</text:span><text:span text:style-name="T39">"Date 'd' is after Date 'd2' : "</text:span><text:span text:style-name="T23"> + </text:span><text:span text:style-name="T34">d</text:span><text:span text:style-name="T23">.after(</text:span><text:span text:style-name="T34">d2</text:span><text:span text:style-name="T23">));</text:span></text:p>
      <text:p text:style-name="P8"><text:span text:style-name="T23"><text:tab/><text:tab/></text:span><text:span text:style-name="T6"> </text:span><text:span text:style-name="T4">System.out.println(</text:span><text:span text:style-name="T11">"Date 'd' is before Date 'd2' : "</text:span><text:span text:style-name="T5">+d.before(d2));  </text:span></text:p>
      <text:p text:style-name="P11"/>
      <text:p text:style-name="P33"><text:tab/>}</text:p>
      <text:p text:style-name="P37"/>
      <text:p text:style-name="P37"/>
      <text:p text:style-name="P37"/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office:value-type="string">
            <text:p text:style-name="P22"><text:a xlink:type="simple" xlink:href="https://www.javatpoint.com/java-date-compareto-method" text:style-name="Internet_20_link" text:visited-style-name="Visited_20_Internet_20_Link"><text:span text:style-name="T10"><text:line-break/>int compareTo(Date date)</text:span></text:a></text:p>
          </table:table-cell>
          <table:table-cell table:style-name="Table3.A1" office:value-type="string">
            <text:p text:style-name="P21">compares current date with given date.</text:p>
          </table:table-cell>
        </table:table-row>
      </table:table>
      <text:p text:style-name="P37"/>
      <text:p text:style-name="P37"/>
      <text:p text:style-name="P37"/>
      <text:h text:style-name="P25" text:outline-level="2">Return</text:h>
      <text:list xml:id="list4189968646" text:style-name="L1">
        <text:list-item>
          <text:p text:style-name="P69">It returns the value 0 if the argument Date is equal to this Date.</text:p>
        </text:list-item>
        <text:list-item>
          <text:p text:style-name="P69">It returns a value less than 0 if this Date is before the Date argument.</text:p>
        </text:list-item>
        <text:list-item>
          <text:p text:style-name="P69">It returns a value greater than 0 if this Date is after the Date argument.</text:p>
        </text:list-item>
      </text:list>
      <text:p text:style-name="Standard"><text:span text:style-name="T23"><text:s/></text:span><text:span text:style-name="T32">public</text:span><text:span text:style-name="T23"> </text:span><text:span text:style-name="T32">static</text:span><text:span text:style-name="T23"> </text:span><text:span text:style-name="T32">void</text:span><text:span text:style-name="T23"> main(String[] </text:span><text:span text:style-name="T34">args</text:span><text:span text:style-name="T23">) { <text:s/></text:span></text:p>
      <text:p text:style-name="P8"><text:span text:style-name="T23"><text:s text:c="8"/>Date </text:span><text:span text:style-name="T34">d</text:span><text:span text:style-name="T23">=</text:span><text:span text:style-name="T32">new</text:span><text:span text:style-name="T23"> </text:span><text:span text:style-name="T28">Date</text:span><text:span text:style-name="T25">(1997,3,10)</text:span><text:span text:style-name="T23">; <text:s/></text:span></text:p>
      <text:p text:style-name="P8"><text:span text:style-name="T23"><text:s text:c="8"/>Date </text:span><text:span text:style-name="T34">d1</text:span><text:span text:style-name="T23">=</text:span><text:span text:style-name="T32">new</text:span><text:span text:style-name="T23"> </text:span><text:span text:style-name="T28">Date</text:span><text:span text:style-name="T25">(2018,9,21)</text:span><text:span text:style-name="T23">; <text:s/></text:span></text:p>
      <text:p text:style-name="P8"><text:span text:style-name="T23"><text:s text:c="8"/></text:span><text:span text:style-name="T32">int</text:span><text:span text:style-name="T23"> </text:span><text:span text:style-name="T34">comparison</text:span><text:span text:style-name="T23">=</text:span><text:span text:style-name="T34">d</text:span><text:span text:style-name="T23">.compareTo(</text:span><text:span text:style-name="T34">d1</text:span><text:span text:style-name="T23">); <text:s/></text:span></text:p>
      <text:p text:style-name="P8"><text:span text:style-name="T23"><text:s text:c="8"/>System.</text:span><text:span text:style-name="T37">out</text:span><text:span text:style-name="T23">.println(</text:span><text:span text:style-name="T39">"Your comparison value is : "</text:span><text:span text:style-name="T23">+</text:span><text:span text:style-name="T34">comparison</text:span><text:span text:style-name="T23">); <text:s/></text:span></text:p>
      <text:p text:style-name="P33"><text:s text:c="8"/>} <text:s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Text_20_body"><text:span text:style-name="T3">The </text:span><text:span text:style-name="Strong_20_Emphasis"><text:span text:style-name="T3">equals()</text:span></text:span><text:span text:style-name="T3"> method of Java Date class returns a Boolean value on the basis of compression between two dates for equality. This method overrides equals in class Object</text:span></text:p>
      <text:p text:style-name="Text_20_body"/>
      <text:p text:style-name="Text_20_body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2"><text:a xlink:type="simple" xlink:href="https://www.javatpoint.com/java-date-equals-method" text:style-name="Internet_20_link" text:visited-style-name="Visited_20_Internet_20_Link"><text:span text:style-name="T12">boolean equals(Date date)</text:span></text:a></text:p>
          </table:table-cell>
          <table:table-cell table:style-name="Table4.A1" office:value-type="string">
            <text:p text:style-name="P21">compares current date with given date for equality.</text:p>
          </table:table-cell>
        </table:table-row>
      </table:table>
      <text:p text:style-name="Text_20_body"><text:line-break/><text:span text:style-name="T8">public</text:span><text:span text:style-name="T23"> </text:span><text:span text:style-name="T32">static</text:span><text:span text:style-name="T23"> </text:span><text:span text:style-name="T32">void</text:span><text:span text:style-name="T23"> main(String[] </text:span><text:span text:style-name="T34">args</text:span><text:span text:style-name="T23">) {</text:span></text:p>
      <text:p text:style-name="P11"/>
      <text:p text:style-name="P8"><text:span text:style-name="T23"><text:tab/><text:tab/>Date </text:span><text:span text:style-name="T34">d</text:span><text:span text:style-name="T23"> = </text:span><text:span text:style-name="T32">new</text:span><text:span text:style-name="T23"> </text:span><text:span text:style-name="T28">Date</text:span><text:span text:style-name="T25">(2018, 9, 21)</text:span><text:span text:style-name="T23">;</text:span></text:p>
      <text:p text:style-name="P8"><text:span text:style-name="T23"><text:tab/><text:tab/>Date </text:span><text:span text:style-name="T34">d1</text:span><text:span text:style-name="T23"> = </text:span><text:span text:style-name="T32">new</text:span><text:span text:style-name="T23"> </text:span><text:span text:style-name="T28">Date</text:span><text:span text:style-name="T25">(1997, 3, 10)</text:span><text:span text:style-name="T23">;</text:span></text:p>
      <text:p text:style-name="P8"><text:span text:style-name="T23"><text:tab/><text:tab/>System.</text:span><text:span text:style-name="T37">out</text:span><text:span text:style-name="T23">.println(</text:span><text:span text:style-name="T39">"Date 'd' equals Date 'd1' : "</text:span><text:span text:style-name="T23"> + </text:span><text:span text:style-name="T34">d</text:span><text:span text:style-name="T23">.equals(</text:span><text:span text:style-name="T34">d1</text:span><text:span text:style-name="T23">));</text:span></text:p>
      <text:p text:style-name="P33"><text:tab/>}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h text:style-name="P24" text:outline-level="1"><text:soft-page-break/></text:h>
      <text:h text:style-name="P29" text:outline-level="3"><text:span text:style-name="T50">j</text:span>ava <text:span text:style-name="T50">sql.Date</text:span></text:h>
      <text:p text:style-name="P63"/>
      <text:p text:style-name="P17">The java.sql.Date class <text:span text:style-name="T18">represents only date</text:span><text:span text:style-name="T17"> </text:span>in java. It inherits java.util.Date class.</text:p>
      <text:p text:style-name="P17"/>
      <text:p text:style-name="P17">Some constructors and methods of java.sql.Date class has been deprecated. Here, we are not giving list of any deprecated constructor and method.</text:p>
      <text:p text:style-name="P17"/>
      <text:h text:style-name="P27" text:outline-level="2">Constructor</text:h>
      <text:p text:style-name="P17"/>
      <text:p text:style-name="P17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3">1)</text:p>
          </table:table-cell>
          <table:table-cell table:style-name="Table5.A1" office:value-type="string">
            <text:p text:style-name="P23">Date(long milliseconds)</text:p>
          </table:table-cell>
          <table:table-cell table:style-name="Table5.A1" office:value-type="string">
            <text:p text:style-name="P21">Creates a sql date object for the given milliseconds since January 1, 1970, 00:00:00 GMT.</text:p>
          </table:table-cell>
        </table:table-row>
      </table:table>
      <text:p text:style-name="P17"/>
      <text:p text:style-name="P17"/>
      <text:h text:style-name="P27" text:outline-level="2">Methods</text:h>
      <text:p text:style-name="P17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23">1)</text:p>
          </table:table-cell>
          <table:table-cell table:style-name="Table6.A1" office:value-type="string">
            <text:p text:style-name="P23">void setTime(long time)</text:p>
          </table:table-cell>
          <table:table-cell table:style-name="Table6.A1" office:value-type="string">
            <text:p text:style-name="P23">changes the current sql date to given time.</text:p>
          </table:table-cell>
        </table:table-row>
        <table:table-row table:style-name="Table6.2">
          <table:table-cell table:style-name="Table6.A1" office:value-type="string">
            <text:p text:style-name="P23">2)</text:p>
          </table:table-cell>
          <table:table-cell table:style-name="Table6.A1" office:value-type="string">
            <text:p text:style-name="P23">Instant toInstant()</text:p>
          </table:table-cell>
          <table:table-cell table:style-name="Table6.A1" office:value-type="string">
            <text:p text:style-name="P23">converts current sql date into Instant object.</text:p>
          </table:table-cell>
        </table:table-row>
        <table:table-row table:style-name="Table6.1">
          <table:table-cell table:style-name="Table6.A1" office:value-type="string">
            <text:p text:style-name="P23">3)</text:p>
          </table:table-cell>
          <table:table-cell table:style-name="Table6.A1" office:value-type="string">
            <text:p text:style-name="P23">LocalDate toLocalDate()</text:p>
          </table:table-cell>
          <table:table-cell table:style-name="Table6.A1" office:value-type="string">
            <text:p text:style-name="P23">converts current sql date into LocalDate object.</text:p>
          </table:table-cell>
        </table:table-row>
        <table:table-row table:style-name="Table6.2">
          <table:table-cell table:style-name="Table6.A1" office:value-type="string">
            <text:p text:style-name="P23">4)</text:p>
          </table:table-cell>
          <table:table-cell table:style-name="Table6.A1" office:value-type="string">
            <text:p text:style-name="P23">String toString()</text:p>
          </table:table-cell>
          <table:table-cell table:style-name="Table6.A1" office:value-type="string">
            <text:p text:style-name="P23">converts this sql date object to a string.</text:p>
          </table:table-cell>
        </table:table-row>
        <table:table-row table:style-name="Table6.1">
          <table:table-cell table:style-name="Table6.A1" office:value-type="string">
            <text:p text:style-name="P23">5)</text:p>
          </table:table-cell>
          <table:table-cell table:style-name="Table6.A1" office:value-type="string">
            <text:p text:style-name="P23">static Date valueOf(LocalDate date)</text:p>
          </table:table-cell>
          <table:table-cell table:style-name="Table6.A1" office:value-type="string">
            <text:p text:style-name="P23">returns sql date object for the given LocalDate.</text:p>
          </table:table-cell>
        </table:table-row>
        <table:table-row table:style-name="Table6.2">
          <table:table-cell table:style-name="Table6.A1" office:value-type="string">
            <text:p text:style-name="P23">6)</text:p>
          </table:table-cell>
          <table:table-cell table:style-name="Table6.A1" office:value-type="string">
            <text:p text:style-name="P23">static Date valueOf(String date)</text:p>
          </table:table-cell>
          <table:table-cell table:style-name="Table6.A1" office:value-type="string">
            <text:p text:style-name="P21">returns sql date object for the given String.</text:p>
          </table:table-cell>
        </table:table-row>
      </table:table>
      <text:p text:style-name="P17"/>
      <text:p text:style-name="P17"/>
      <text:p text:style-name="P17"><text:soft-page-break/></text:p>
      <text:p text:style-name="P17"/>
      <text:p text:style-name="P1"><text:span text:style-name="T33">public</text:span><text:span text:style-name="T40"> </text:span><text:span text:style-name="T32">static</text:span><text:span text:style-name="T40"> </text:span><text:span text:style-name="T32">void</text:span><text:span text:style-name="T40"> main(String[] </text:span><text:span text:style-name="T34">args</text:span><text:span text:style-name="T40">) {</text:span></text:p>
      <text:p text:style-name="P11"/>
      <text:p text:style-name="P8"><text:span text:style-name="T23"><text:tab/><text:tab/>Date </text:span><text:span text:style-name="T34">date</text:span><text:span text:style-name="T23"> = </text:span><text:span text:style-name="T32">new</text:span><text:span text:style-name="T23"> </text:span><text:span text:style-name="T27">Date</text:span><text:span text:style-name="T23">(); // </text:span><text:span text:style-name="T43">ERROR add milli sec</text:span></text:p>
      <text:p text:style-name="P8"><text:span text:style-name="T23"><text:tab/><text:tab/>System.</text:span><text:span text:style-name="T37">out</text:span><text:span text:style-name="T23">.println(</text:span><text:span text:style-name="T34">date</text:span><text:span text:style-name="T23">);</text:span></text:p>
      <text:p text:style-name="P54"><text:tab/>}</text:p>
      <text:p text:style-name="P59">­</text:p>
      <text:p text:style-name="P18"><text:span text:style-name="T44"><text:tab/></text:span><text:span text:style-name="T45">it will take milli sec and convert it</text:span></text:p>
      <text:p text:style-name="P47"/>
      <text:p text:style-name="P3"><text:span text:style-name="T40"><text:tab/></text:span><text:span text:style-name="T31">public</text:span><text:span text:style-name="T40"> </text:span><text:span text:style-name="T31">static</text:span><text:span text:style-name="T40"> </text:span><text:span text:style-name="T31">void</text:span><text:span text:style-name="T40"> main(String[] </text:span><text:span text:style-name="T34">args</text:span><text:span text:style-name="T40">) {</text:span></text:p>
      <text:p text:style-name="P8"><text:span text:style-name="T23"><text:tab/><text:tab/></text:span><text:span text:style-name="T35">// current </text:span><text:span text:style-name="T36">milli</text:span><text:span text:style-name="T35"> </text:span><text:span text:style-name="T36">sec</text:span><text:span text:style-name="T35"> from the 1970</text:span></text:p>
      <text:p text:style-name="P8"><text:span text:style-name="T23"><text:tab/><text:tab/></text:span><text:span text:style-name="T32">long</text:span><text:span text:style-name="T23"> </text:span><text:span text:style-name="T34">milli</text:span><text:span text:style-name="T23"> = System.</text:span><text:span text:style-name="T26">currentTimeMillis</text:span><text:span text:style-name="T23">();</text:span></text:p>
      <text:p text:style-name="P44"><text:tab/><text:tab/></text:p>
      <text:p text:style-name="P9"><text:span text:style-name="T23"><text:tab/><text:tab/>Date </text:span><text:span text:style-name="T34">date</text:span><text:span text:style-name="T23"> = </text:span><text:span text:style-name="T32">new</text:span><text:span text:style-name="T23"> Date(</text:span><text:span text:style-name="T34">milli</text:span><text:span text:style-name="T23">);</text:span></text:p>
      <text:p text:style-name="P8"><text:span text:style-name="T23"><text:tab/><text:tab/>System.</text:span><text:span text:style-name="T37">out</text:span><text:span text:style-name="T23">.println(</text:span><text:span text:style-name="T34">date</text:span><text:span text:style-name="T23">);</text:span></text:p>
      <text:p text:style-name="P43"><text:tab/>}</text:p>
      <text:p text:style-name="P7"/>
      <text:p text:style-name="P17"/>
      <text:p text:style-name="P48"><text:tab/>converting string into sql date</text:p>
      <text:p text:style-name="P43"/>
      <text:p text:style-name="P3"><text:span text:style-name="T40"><text:tab/></text:span><text:span text:style-name="T31">public</text:span><text:span text:style-name="T40"> </text:span><text:span text:style-name="T31">static</text:span><text:span text:style-name="T40"> </text:span><text:span text:style-name="T31">void</text:span><text:span text:style-name="T40"> main(String[] </text:span><text:span text:style-name="T34">args</text:span><text:span text:style-name="T40">) {</text:span></text:p>
      <text:p text:style-name="P8"><text:span text:style-name="T23"><text:tab/><text:tab/>String </text:span><text:span text:style-name="T34">str</text:span><text:span text:style-name="T23"> = </text:span><text:span text:style-name="T39">"2015-03-31"</text:span><text:span text:style-name="T23">;</text:span></text:p>
      <text:p text:style-name="P8"><text:span text:style-name="T23"><text:tab/><text:tab/>Date </text:span><text:span text:style-name="T34">date</text:span><text:span text:style-name="T23"> = Date.</text:span><text:span text:style-name="T26">valueOf</text:span><text:span text:style-name="T23">(</text:span><text:span text:style-name="T34">str</text:span><text:span text:style-name="T23">);</text:span><text:span text:style-name="T35">// </text:span></text:p>
      <text:p text:style-name="P8"><text:span text:style-name="T23"><text:tab/><text:tab/>System.</text:span><text:span text:style-name="T37">out</text:span><text:span text:style-name="T23">.println(</text:span><text:span text:style-name="T34">date</text:span><text:span text:style-name="T23">);</text:span></text:p>
      <text:p text:style-name="P11"/>
      <text:p text:style-name="P55"><text:tab/>}</text:p>
      <text:p text:style-name="P68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<text:soft-page-break/></text:p>
      <text:p text:style-name="P64"/>
      <text:h text:style-name="P30" text:outline-level="3"><text:span text:style-name="T50">j</text:span>ava <text:span text:style-name="T51">Calander</text:span> Format</text:h>
      <text:p text:style-name="P63"/>
      <text:list xml:id="list4049727158" text:style-name="L2">
        <text:list-item>
          <text:p text:style-name="P60">Java Calendar class is an abstract class that provides methods for converting date between</text:p>
        </text:list-item>
        <text:list-item>
          <text:p text:style-name="P60">a specific instant in time and a set of calendar fields such as MONTH, YEAR, HOUR, etc. </text:p>
        </text:list-item>
        <text:list-item>
          <text:p text:style-name="P60">It inherits Object class and implements the Comparable interface</text:p>
        </text:list-item>
      </text:list>
      <text:p text:style-name="P61"/>
      <text:p text:style-name="P61"/>
      <text:p text:style-name="P5"><text:span text:style-name="T7"><text:tab/></text:span><text:span text:style-name="T32">public</text:span><text:span text:style-name="T23"> </text:span><text:span text:style-name="T32">static</text:span><text:span text:style-name="T23"> </text:span><text:span text:style-name="T32">void</text:span><text:span text:style-name="T23"> main(String[] </text:span><text:span text:style-name="T34">args</text:span><text:span text:style-name="T23">) {</text:span></text:p>
      <text:p text:style-name="P11"/>
      <text:p text:style-name="P8"><text:span text:style-name="T23"><text:tab/><text:tab/>Calendar </text:span><text:span text:style-name="T34">cal</text:span><text:span text:style-name="T23"> = Calendar.</text:span><text:span text:style-name="T26">getInstance</text:span><text:span text:style-name="T23">();</text:span></text:p>
      <text:p text:style-name="P11"><text:tab/><text:tab/></text:p>
      <text:p text:style-name="P8"><text:span text:style-name="T23"><text:tab/><text:tab/>System.</text:span><text:span text:style-name="T37">out</text:span><text:span text:style-name="T23">.println(</text:span><text:span text:style-name="T34">cal</text:span><text:span text:style-name="T23">.getTime());</text:span></text:p>
      <text:p text:style-name="P44"><text:tab/><text:tab/></text:p>
      <text:p text:style-name="P34"><text:tab/>}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8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2"><text:a xlink:type="simple" xlink:href="https://www.javatpoint.com/post/java-calendar-add-method" text:style-name="Internet_20_link" text:visited-style-name="Visited_20_Internet_20_Link"><text:span text:style-name="T12">public void add(int field, int amount)</text:span></text:a></text:p>
          </table:table-cell>
          <table:table-cell table:style-name="Table7.A1" office:value-type="string">
            <text:p text:style-name="P21">Adds the specified (signed) amount of time to the given calendar field.</text:p>
          </table:table-cell>
        </table:table-row>
      </table:table>
      <text:p text:style-name="P61"/>
      <text:p text:style-name="P19"/>
      <text:p text:style-name="P19"/>
      <text:p text:style-name="P20"><text:tab/><text:span text:style-name="T47">Months</text:span></text:p>
      <text:p text:style-name="P19"><text:line-break/><text:span text:style-name="T23"><text:tab/></text:span><text:span text:style-name="T32">public</text:span><text:span text:style-name="T23"> </text:span><text:span text:style-name="T32">static</text:span><text:span text:style-name="T23"> </text:span><text:span text:style-name="T32">void</text:span><text:span text:style-name="T23"> main(String[] </text:span><text:span text:style-name="T34">args</text:span><text:span text:style-name="T23">) {</text:span></text:p>
      <text:p text:style-name="P11"/>
      <text:p text:style-name="P8"><text:span text:style-name="T23"><text:tab/><text:tab/>Calendar </text:span><text:span text:style-name="T34">cal</text:span><text:span text:style-name="T23"> = Calendar.</text:span><text:span text:style-name="T26">getInstance</text:span><text:span text:style-name="T23">();</text:span></text:p>
      <text:p text:style-name="P11"/>
      <text:p text:style-name="P8"><text:span text:style-name="T23"><text:tab/><text:tab/></text:span><text:span text:style-name="T35">// add 2 months</text:span></text:p>
      <text:p text:style-name="P8"><text:span text:style-name="T23"><text:tab/><text:tab/></text:span><text:span text:style-name="T34">cal</text:span><text:span text:style-name="T23">.add((Calendar.</text:span><text:span text:style-name="T37">MONTH</text:span><text:span text:style-name="T23">), 2);</text:span></text:p>
      <text:p text:style-name="P8"><text:span text:style-name="T23"><text:tab/><text:tab/>System.</text:span><text:span text:style-name="T37">out</text:span><text:span text:style-name="T23">.println(</text:span><text:span text:style-name="T39">""</text:span><text:span text:style-name="T23"> + </text:span><text:span text:style-name="T34">cal</text:span><text:span text:style-name="T23">.getTime());</text:span></text:p>
      <text:p text:style-name="P11"/>
      <text:p text:style-name="P8"><text:span text:style-name="T23"><text:tab/><text:tab/></text:span><text:span text:style-name="T35">// sub 2 months</text:span></text:p>
      <text:p text:style-name="P8"><text:span text:style-name="T23"><text:tab/><text:tab/></text:span><text:span text:style-name="T34">cal</text:span><text:span text:style-name="T23">.add((Calendar.</text:span><text:span text:style-name="T37">MONTH</text:span><text:span text:style-name="T23">), -2);</text:span></text:p>
      <text:p text:style-name="P10"><text:span text:style-name="T23"><text:tab/><text:tab/></text:span><text:span text:style-name="T24">}</text:span></text:p>
      <text:p text:style-name="P52"/>
      <text:p text:style-name="P34"/>
      <text:p text:style-name="P34"/>
      <text:p text:style-name="P6"><text:span text:style-name="T40"><text:tab/><text:tab/><text:tab/><text:tab/></text:span><text:span text:style-name="T42">years</text:span></text:p>
      <text:p text:style-name="P34"/>
      <text:p text:style-name="P5"><text:span text:style-name="T23"><text:tab/></text:span><text:span text:style-name="T32">public</text:span><text:span text:style-name="T23"> </text:span><text:span text:style-name="T32">static</text:span><text:span text:style-name="T23"> </text:span><text:span text:style-name="T32">void</text:span><text:span text:style-name="T23"> main(String[] </text:span><text:span text:style-name="T34">args</text:span><text:span text:style-name="T23">) {</text:span></text:p>
      <text:p text:style-name="P11"/>
      <text:p text:style-name="P8"><text:span text:style-name="T23"><text:tab/><text:tab/>Calendar </text:span><text:span text:style-name="T34">cal</text:span><text:span text:style-name="T23"> = Calendar.</text:span><text:span text:style-name="T26">getInstance</text:span><text:span text:style-name="T23">();</text:span></text:p>
      <text:p text:style-name="P11"/>
      <text:p text:style-name="P8"><text:span text:style-name="T23"><text:tab/><text:tab/></text:span><text:span text:style-name="T35">// add 9 years</text:span></text:p>
      <text:p text:style-name="P8"><text:span text:style-name="T23"><text:tab/><text:tab/></text:span><text:span text:style-name="T34">cal</text:span><text:span text:style-name="T23">.add((Calendar.</text:span><text:span text:style-name="T37">YEAR</text:span><text:span text:style-name="T23">), 9);</text:span></text:p>
      <text:p text:style-name="P8"><text:span text:style-name="T23"><text:tab/><text:tab/>System.</text:span><text:span text:style-name="T37">out</text:span><text:span text:style-name="T23">.println(</text:span><text:span text:style-name="T39">""</text:span><text:span text:style-name="T23"> + </text:span><text:span text:style-name="T34">cal</text:span><text:span text:style-name="T23">.getTime());</text:span></text:p>
      <text:p text:style-name="P11"/>
      <text:p text:style-name="P8"><text:span text:style-name="T23"><text:tab/><text:tab/></text:span><text:span text:style-name="T35">// sub 9 years</text:span></text:p>
      <text:p text:style-name="P8"><text:span text:style-name="T23"><text:tab/><text:tab/></text:span><text:span text:style-name="T34">cal</text:span><text:span text:style-name="T23">.add((Calendar.</text:span><text:span text:style-name="T37">YEAR</text:span><text:span text:style-name="T23">), -9);</text:span></text:p>
      <text:p text:style-name="P8"><text:span text:style-name="T23"><text:tab/><text:tab/>System.</text:span><text:span text:style-name="T37">out</text:span><text:span text:style-name="T23">.println(</text:span><text:span text:style-name="T34">cal</text:span><text:span text:style-name="T23">.getTime());</text:span></text:p>
      <text:p text:style-name="P11"/>
      <text:p text:style-name="P34"><text:tab/>}</text:p>
      <text:p text:style-name="P56"/>
      <text:p text:style-name="P34"/>
      <text:p text:style-name="P5"><text:span text:style-name="T23"><text:tab/><text:tab/><text:tab/><text:tab/><text:tab/></text:span><text:span text:style-name="T46">Days</text:span></text:p>
      <text:p text:style-name="P34"/>
      <text:p text:style-name="P8"><text:span text:style-name="T23"><text:tab/></text:span><text:span text:style-name="T32">public</text:span><text:span text:style-name="T23"> </text:span><text:span text:style-name="T32">static</text:span><text:span text:style-name="T23"> </text:span><text:span text:style-name="T32">void</text:span><text:span text:style-name="T23"> main(String[] </text:span><text:span text:style-name="T34">args</text:span><text:span text:style-name="T23">) {</text:span></text:p>
      <text:p text:style-name="P11"/>
      <text:p text:style-name="P8"><text:span text:style-name="T23"><text:tab/><text:tab/>Calendar </text:span><text:span text:style-name="T34">cal</text:span><text:span text:style-name="T23"> = Calendar.</text:span><text:span text:style-name="T26">getInstance</text:span><text:span text:style-name="T23">();</text:span></text:p>
      <text:p text:style-name="P8"><text:span text:style-name="T23"><text:tab/><text:tab/>System.</text:span><text:span text:style-name="T37">out</text:span><text:span text:style-name="T23">.println(</text:span><text:span text:style-name="T39">"current date ="</text:span><text:span text:style-name="T23"> + </text:span><text:span text:style-name="T34">cal</text:span><text:span text:style-name="T23">.getTime());</text:span></text:p>
      <text:p text:style-name="P11"/>
      <text:p text:style-name="P8"><text:span text:style-name="T23"><text:tab/><text:tab/></text:span><text:span text:style-name="T34">cal</text:span><text:span text:style-name="T23">.add((Calendar.</text:span><text:span text:style-name="T37">DATE</text:span><text:span text:style-name="T23">), 9);</text:span></text:p>
      <text:p text:style-name="P8"><text:span text:style-name="T23"><text:tab/><text:tab/>System.</text:span><text:span text:style-name="T37">out</text:span><text:span text:style-name="T23">.println(</text:span><text:span text:style-name="T39">"9 days add="</text:span><text:span text:style-name="T23"> + </text:span><text:span text:style-name="T34">cal</text:span><text:span text:style-name="T23">.getTime());</text:span></text:p>
      <text:p text:style-name="P11"/>
      <text:p text:style-name="P8"><text:span text:style-name="T23"><text:tab/><text:tab/></text:span><text:span text:style-name="T34">cal</text:span><text:span text:style-name="T23">.add(Calendar.</text:span><text:span text:style-name="T37">DATE</text:span><text:span text:style-name="T23">, -9);</text:span></text:p>
      <text:p text:style-name="P8"><text:span text:style-name="T23"><text:tab/><text:tab/>System.</text:span><text:span text:style-name="T37">out</text:span><text:span text:style-name="T23">.println(</text:span><text:span text:style-name="T39">"9 days less="</text:span><text:span text:style-name="T23"> + </text:span><text:span text:style-name="T34">cal</text:span><text:span text:style-name="T23">.getTime());</text:span></text:p>
      <text:p text:style-name="P11"/>
      <text:p text:style-name="P35"><text:tab/>}</text:p>
      <text:p text:style-name="P40"/>
      <text:p text:style-name="P40"/>
      <text:p text:style-name="P40"><text:soft-page-break/></text:p>
      <text:p text:style-name="P41">Java LocalDate class</text:p>
      <text:p text:style-name="P64"/>
      <text:p text:style-name="P37">Java LocalDate class is an immutable class that represents Date with a default format of yyyy-MM-dd. It inherits Object class and implements the ChronoLocalDate interface</text:p>
      <text:p text:style-name="P37"/>
      <text:p text:style-name="P37"/>
      <text:p text:style-name="P1"><text:span text:style-name="T30">public</text:span><text:span text:style-name="T40"> </text:span><text:span text:style-name="T32">static</text:span><text:span text:style-name="T40"> </text:span><text:span text:style-name="T32">void</text:span><text:span text:style-name="T40"> main(String[] </text:span><text:span text:style-name="T34">args</text:span><text:span text:style-name="T40">) {</text:span></text:p>
      <text:p text:style-name="P11"/>
      <text:p text:style-name="P8"><text:span text:style-name="T23"><text:tab/><text:tab/>LocalDate </text:span><text:span text:style-name="T34">date</text:span><text:span text:style-name="T23"> = LocalDate.</text:span><text:span text:style-name="T26">now</text:span><text:span text:style-name="T23">();</text:span></text:p>
      <text:p text:style-name="P8"><text:span text:style-name="T23"><text:tab/><text:tab/>System.</text:span><text:span text:style-name="T37">out</text:span><text:span text:style-name="T23">.println(</text:span><text:span text:style-name="T34">date</text:span><text:span text:style-name="T23">);</text:span></text:p>
      <text:p text:style-name="P11"/>
      <text:p text:style-name="P8"><text:span text:style-name="T23"><text:tab/><text:tab/>LocalDate </text:span><text:span text:style-name="T34">yesterday</text:span><text:span text:style-name="T23"> = </text:span><text:span text:style-name="T34">date</text:span><text:span text:style-name="T23">.minusDays(1); <text:s/></text:span></text:p>
      <text:p text:style-name="P8"><text:span text:style-name="T23"><text:tab/> <text:s text:c="3"/>System.</text:span><text:span text:style-name="T37">out</text:span><text:span text:style-name="T23">.println(</text:span><text:span text:style-name="T39">"yesterday="</text:span><text:span text:style-name="T23">+</text:span><text:span text:style-name="T34">yesterday</text:span><text:span text:style-name="T23">);</text:span></text:p>
      <text:p text:style-name="P44"><text:tab/> <text:s text:c="3"/></text:p>
      <text:p text:style-name="P8"><text:span text:style-name="T23"><text:tab/> <text:s text:c="3"/>LocalDate </text:span><text:span text:style-name="T34">tomorrow</text:span><text:span text:style-name="T23"> = </text:span><text:span text:style-name="T34">yesterday</text:span><text:span text:style-name="T23">.plusDays(2); <text:s/></text:span></text:p>
      <text:p text:style-name="P8"><text:span text:style-name="T23"><text:tab/> <text:s text:c="3"/>System.</text:span><text:span text:style-name="T37">out</text:span><text:span text:style-name="T23">.println(</text:span><text:span text:style-name="T39">"tomorrow="</text:span><text:span text:style-name="T23">+</text:span><text:span text:style-name="T34">tomorrow</text:span><text:span text:style-name="T23">);</text:span></text:p>
      <text:p text:style-name="P11"/>
      <text:p text:style-name="P44"><text:tab/>}</text:p>
      <text:p text:style-name="P39"/>
      <text:p text:style-name="P39"/>
      <text:h text:style-name="P26" text:outline-level="2">isLeapYear()</text:h>
      <text:p text:style-name="P4"><text:span text:style-name="T29">public</text:span><text:span text:style-name="T23"> </text:span><text:span text:style-name="T32">static</text:span><text:span text:style-name="T23"> </text:span><text:span text:style-name="T32">void</text:span><text:span text:style-name="T23"> main(String[] </text:span><text:span text:style-name="T34">args</text:span><text:span text:style-name="T23">) {</text:span></text:p>
      <text:p text:style-name="P12"><text:span text:style-name="T23"><text:tab/><text:tab/>LocalDate </text:span><text:span text:style-name="T34">date1</text:span><text:span text:style-name="T23"> = LocalDate.</text:span><text:span text:style-name="T26">of</text:span><text:span text:style-name="T23">(2017, 1, 13);</text:span></text:p>
      <text:p text:style-name="P12"><text:span text:style-name="T23"><text:tab/><text:tab/>System.</text:span><text:span text:style-name="T37">out</text:span><text:span text:style-name="T23">.println(</text:span><text:span text:style-name="T34">date1</text:span><text:span text:style-name="T23">.isLeapYear());</text:span></text:p>
      <text:p text:style-name="P12"><text:span text:style-name="T23"><text:tab/><text:tab/>LocalDate </text:span><text:span text:style-name="T34">date2</text:span><text:span text:style-name="T23"> = LocalDate.</text:span><text:span text:style-name="T26">of</text:span><text:span text:style-name="T23">(2016, 9, 23);</text:span></text:p>
      <text:p text:style-name="P12"><text:span text:style-name="T23"><text:tab/><text:tab/>System.</text:span><text:span text:style-name="T37">out</text:span><text:span text:style-name="T23">.println(</text:span><text:span text:style-name="T34">date2</text:span><text:span text:style-name="T23">.isLeapYear());</text:span></text:p>
      <text:p text:style-name="P42"><text:tab/>}</text:p>
      <text:p text:style-name="P37"/>
      <text:p text:style-name="P37"/>
      <text:p text:style-name="P37"/>
      <text:p text:style-name="P13"><text:span text:style-name="T40">LocalTime.</text:span><text:span text:style-name="T41">now</text:span><text:span text:style-name="T40">()</text:span></text:p>
      <text:p text:style-name="P37"/>
      <text:p text:style-name="P2"><text:span text:style-name="T29">public</text:span><text:span text:style-name="T40"> </text:span><text:span text:style-name="T32">static</text:span><text:span text:style-name="T40"> </text:span><text:span text:style-name="T32">void</text:span><text:span text:style-name="T40"> main(String[] </text:span><text:span text:style-name="T34">args</text:span><text:span text:style-name="T40">) {</text:span></text:p>
      <text:p text:style-name="P11"/>
      <text:p text:style-name="P8"><text:span text:style-name="T23"><text:tab/><text:tab/>LocalTime </text:span><text:span text:style-name="T34">time</text:span><text:span text:style-name="T23"> = LocalTime.</text:span><text:span text:style-name="T26">now</text:span><text:span text:style-name="T23">();</text:span></text:p>
      <text:p text:style-name="P11"/>
      <text:p text:style-name="P8"><text:span text:style-name="T23"><text:tab/><text:tab/>System.</text:span><text:span text:style-name="T37">out</text:span><text:span text:style-name="T23">.println(</text:span><text:span text:style-name="T34">time</text:span><text:span text:style-name="T23">);</text:span></text:p>
      <text:p text:style-name="P11"/>
      <text:p text:style-name="P42"><text:tab/>}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/>
      <text:p text:style-name="Text_20_body"/>
      <text:h text:style-name="Heading_20_3" text:outline-level="3"><text:span text:style-name="T14">j</text:span><text:span text:style-name="T13">ava Date Format</text:span></text:h>
      <text:p text:style-name="P65"/>
      <text:p text:style-name="P16">There are two classes for formatting date in java: DateFormat and SimpleDateFormat.</text:p>
      <text:p text:style-name="Text_20_body"><text:line-break/><text:span text:style-name="T32">public</text:span><text:span text:style-name="T23"> </text:span><text:span text:style-name="T32">static</text:span><text:span text:style-name="T23"> </text:span><text:span text:style-name="T32">void</text:span><text:span text:style-name="T23"> main(String[] </text:span><text:span text:style-name="T34">args</text:span><text:span text:style-name="T23">) {</text:span></text:p>
      <text:p text:style-name="P11"/>
      <text:p text:style-name="P8"><text:span text:style-name="T23"><text:tab/><text:tab/>Date </text:span><text:span text:style-name="T34">date</text:span><text:span text:style-name="T23"> = </text:span><text:span text:style-name="T32">new</text:span><text:span text:style-name="T23"> Date();</text:span></text:p>
      <text:p text:style-name="P8"><text:span text:style-name="T23"><text:tab/><text:tab/>System.</text:span><text:span text:style-name="T37">out</text:span><text:span text:style-name="T23">.println(</text:span><text:span text:style-name="T39">"date= "</text:span><text:span text:style-name="T23">+</text:span><text:span text:style-name="T34">date</text:span><text:span text:style-name="T23">);</text:span></text:p>
      <text:p text:style-name="P11"/>
      <text:p text:style-name="P8"><text:span text:style-name="T23"><text:tab/><text:tab/>String </text:span><text:span text:style-name="T34">dateToStr</text:span><text:span text:style-name="T23"> = DateFormat.</text:span><text:span text:style-name="T26">getInstance</text:span><text:span text:style-name="T23">().format(</text:span><text:span text:style-name="T34">date</text:span><text:span text:style-name="T23">);</text:span></text:p>
      <text:p text:style-name="P8"><text:span text:style-name="T23"><text:tab/><text:tab/>System.</text:span><text:span text:style-name="T37">out</text:span><text:span text:style-name="T23">.println(</text:span><text:span text:style-name="T39">"dateToStr ="</text:span><text:span text:style-name="T23">+</text:span><text:span text:style-name="T34">dateToStr</text:span><text:span text:style-name="T23">);</text:span></text:p>
      <text:p text:style-name="P33"><text:tab/>}</text:p>
      <text:p text:style-name="P33"/>
      <text:p text:style-name="P36">ouput</text:p>
      <text:p text:style-name="P33"><text:tab/>date= Fri Oct 04 17:25:07 IST 2019</text:p>
      <text:p text:style-name="P44"><text:tab/>dateToStr =04/10/19, 5:25 PM</text:p>
      <text:p text:style-name="P33"/>
      <text:p text:style-name="P33"/>
      <text:p text:style-name="Text_20_body"><text:line-break/><text:line-break/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><text:soft-page-break/></text:p>
      <text:p text:style-name="P62"/>
      <text:h text:style-name="P31" text:outline-level="3"><text:span text:style-name="T49">j</text:span><text:span text:style-name="T48">ava </text:span><text:span text:style-name="T49">Simple</text:span><text:span text:style-name="T48">Date Format</text:span></text:h>
      <text:p text:style-name="P66"/>
      <text:p text:style-name="P49"/>
      <text:p text:style-name="P15"><text:span text:style-name="T15">//</text:span><text:span text:style-name="T16">converting the give date and remove the time and hours from that</text:span></text:p>
      <text:p text:style-name="P50"/>
      <text:p text:style-name="P14"><text:span text:style-name="T9">public</text:span><text:span text:style-name="T40"> </text:span><text:span text:style-name="T32">static</text:span><text:span text:style-name="T40"> </text:span><text:span text:style-name="T32">void</text:span><text:span text:style-name="T40"> main(String[] </text:span><text:span text:style-name="T34">args</text:span><text:span text:style-name="T40">) {</text:span></text:p>
      <text:p text:style-name="P8"><text:span text:style-name="T23"><text:tab/><text:tab/>Date </text:span><text:span text:style-name="T34">date</text:span><text:span text:style-name="T23"> = </text:span><text:span text:style-name="T32">new</text:span><text:span text:style-name="T23"> Date();</text:span></text:p>
      <text:p text:style-name="P8"><text:span text:style-name="T23"><text:tab/><text:tab/>SimpleDateFormat </text:span><text:span text:style-name="T34">formatter</text:span><text:span text:style-name="T23"> = </text:span><text:span text:style-name="T32">new</text:span><text:span text:style-name="T23"> SimpleDateFormat(</text:span><text:span text:style-name="T39">"dd/MM/yyyy"</text:span><text:span text:style-name="T23">);</text:span></text:p>
      <text:p text:style-name="P8"><text:span text:style-name="T23"><text:tab/><text:tab/>String </text:span><text:span text:style-name="T34">strDate</text:span><text:span text:style-name="T23"> = </text:span><text:span text:style-name="T34">formatter</text:span><text:span text:style-name="T23">.format(</text:span><text:span text:style-name="T34">date</text:span><text:span text:style-name="T23">);</text:span></text:p>
      <text:p text:style-name="P8"><text:span text:style-name="T23"><text:tab/><text:tab/>System.</text:span><text:span text:style-name="T37">out</text:span><text:span text:style-name="T23">.println(</text:span><text:span text:style-name="T34">strDate</text:span><text:span text:style-name="T23">);</text:span></text:p>
      <text:p text:style-name="P45"><text:tab/>}</text:p>
      <text:p text:style-name="P53"/>
      <text:p text:style-name="P45"/>
      <text:p text:style-name="Text_20_body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1" svg:font-family="Monospace"/>
    <style:font-face style:name="erdana" svg:font-family="erdana, helvetica, arial, sans-serif"/>
    <style:font-face style:name="verdana1" svg:font-family="verdana"/>
    <style:font-face style:name="verdana" svg:font-family="verdana, helvetica, arial, sans-serif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5in" fo:margin-left="1.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5in" fo:margin-left="1.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5in" fo:margin-left="1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in" fo:margin-left="1.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5in" fo:margin-left="1.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.5in" fo:margin-left="1.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5in" fo:margin-left="1.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5in" fo:margin-left="1.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5in" fo:margin-left="1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5in" fo:margin-left="1.5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01T11:41:17.530673614</meta:creation-date>
    <dc:date>2020-03-25T08:50:02.478000000</dc:date>
    <meta:editing-duration>PT7H14M32S</meta:editing-duration>
    <meta:editing-cycles>22</meta:editing-cycles>
    <meta:generator>LibreOffice/6.4.2.2$Windows_X86_64 LibreOffice_project/4e471d8c02c9c90f512f7f9ead8875b57fcb1ec3</meta:generator>
    <meta:document-statistic meta:table-count="7" meta:image-count="0" meta:object-count="0" meta:page-count="9" meta:paragraph-count="176" meta:word-count="816" meta:character-count="6048" meta:non-whitespace-character-count="5141"/>
  </office:meta>
</office:document-meta>
</file>